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0.257cm" fo:min-width="0.007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257cm" fo:min-width="0.008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258cm" fo:min-width="0.007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652cm" fo:min-width="1.402cm"/>
    </style:style>
    <style:style style:name="gr5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0.76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717cm" svg:height="0.717cm" svg:x="9.583cm" svg:y="2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718cm" svg:height="0.717cm" svg:x="5.279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17cm" svg:height="0.717cm" svg:x="6.355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17cm" svg:height="0.717cm" svg:x="13.707cm" svg:y="6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17cm" svg:height="0.718cm" svg:x="13.886cm" svg:y="10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17cm" svg:height="0.717cm" svg:x="9.583cm" svg:y="11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717cm" svg:height="0.717cm" svg:x="12.452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717cm" svg:height="0.717cm" svg:x="5.1cm" svg:y="10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2.69cm" svg:height="2.69cm" svg:x="8.507cm" svg:y="5.065cm">
          <text:p text:style-name="P2"><text:span text:style-name="T1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712cm" svg:y1="10.877cm" svg:x2="9.583cm" svg:y2="11.878cm" draw:start-shape="id1" draw:start-glue-point="9" draw:end-shape="id2" draw:end-glue-point="6" svg:d="M5712 10877l3871 1001" svg:viewBox="0 0 3872 1002">
          <text:p/>
        </draw:connector>
        <draw:connector draw:style-name="gr5" draw:text-style-name="P4" draw:layer="layout" draw:type="line" svg:x1="14.065cm" svg:y1="6.858cm" svg:x2="14.244cm" svg:y2="10.444cm" draw:start-shape="id3" draw:start-glue-point="8" draw:end-shape="id4" draw:end-glue-point="4" svg:d="M14065 6858l179 3586" svg:viewBox="0 0 180 3587">
          <text:p/>
        </draw:connector>
        <draw:connector draw:style-name="gr5" draw:text-style-name="P4" draw:layer="layout" draw:type="line" svg:x1="6.967cm" svg:y1="3.556cm" svg:x2="9.583cm" svg:y2="2.554cm" draw:start-shape="id5" draw:start-glue-point="11" draw:end-shape="id6" draw:end-glue-point="6" svg:d="M6967 3556l2616-1002" svg:viewBox="0 0 2617 1003">
          <text:p/>
        </draw:connector>
        <draw:frame draw:style-name="gr6" draw:text-style-name="P5" draw:layer="layout" svg:width="1.614cm" svg:height="1.3cm" svg:x="6.417cm" svg:y="8.368cm">
          <draw:text-box>
            <text:p><text:span text:style-name="T2">Q</text:span></text:p>
          </draw:text-box>
        </draw:frame>
        <draw:frame draw:style-name="gr6" draw:text-style-name="P5" draw:layer="layout" svg:width="1.614cm" svg:height="1.3cm" svg:x="11.914cm" svg:y="7.891cm">
          <draw:text-box>
            <text:p><text:span text:style-name="T2">Q</text:span></text:p>
          </draw:text-box>
        </draw:frame>
        <draw:frame draw:style-name="gr7" draw:text-style-name="P5" draw:layer="layout" svg:width="1.186cm" svg:height="1.011cm" svg:x="7.014cm" svg:y="8.889cm">
          <draw:text-box>
            <text:p><text:span text:style-name="T2">R</text:span></text:p>
          </draw:text-box>
        </draw:frame>
        <draw:connector draw:style-name="gr8" draw:text-style-name="P4" draw:layer="layout" draw:type="line" svg:x1="5.712cm" svg:y1="10.37cm" svg:x2="8.901cm" svg:y2="7.361cm" draw:start-shape="id1" draw:start-glue-point="11" draw:end-shape="id7" draw:end-glue-point="7" svg:d="M5712 10370l3189-3009" svg:viewBox="0 0 3190 3010">
          <text:p/>
        </draw:connector>
        <draw:connector draw:style-name="gr8" draw:text-style-name="P4" draw:layer="layout" draw:type="line" svg:x1="5.997cm" svg:y1="6.32cm" svg:x2="8.507cm" svg:y2="6.41cm" draw:start-shape="id8" draw:start-glue-point="10" draw:end-shape="id7" draw:end-glue-point="6" svg:d="M5997 6320l2510 90" svg:viewBox="0 0 2511 91">
          <text:p/>
        </draw:connector>
        <draw:connector draw:style-name="gr8" draw:text-style-name="P4" draw:layer="layout" draw:type="line" svg:x1="6.967cm" svg:y1="4.063cm" svg:x2="8.901cm" svg:y2="5.459cm" draw:start-shape="id5" draw:start-glue-point="9" draw:end-shape="id7" draw:end-glue-point="5" svg:d="M6967 4063l1934 1396" svg:viewBox="0 0 1935 1397">
          <text:p/>
        </draw:connector>
        <draw:connector draw:style-name="gr8" draw:text-style-name="P4" draw:layer="layout" draw:type="line" svg:x1="9.941cm" svg:y1="2.913cm" svg:x2="9.852cm" svg:y2="5.065cm" draw:start-shape="id6" draw:start-glue-point="8" draw:end-shape="id7" draw:end-glue-point="4" svg:d="M9941 2913l-89 2152" svg:viewBox="0 0 90 2153">
          <text:p/>
        </draw:connector>
        <draw:connector draw:style-name="gr8" draw:text-style-name="P4" draw:layer="layout" draw:type="line" svg:x1="12.557cm" svg:y1="4.063cm" svg:x2="10.803cm" svg:y2="5.459cm" draw:start-shape="id9" draw:start-glue-point="7" draw:end-shape="id7" draw:end-glue-point="11" svg:d="M12557 4063l-1754 1396" svg:viewBox="0 0 1755 1397">
          <text:p/>
        </draw:connector>
        <draw:connector draw:style-name="gr8" draw:text-style-name="P4" draw:layer="layout" draw:type="line" svg:x1="13.707cm" svg:y1="6.499cm" svg:x2="11.197cm" svg:y2="6.41cm" draw:start-shape="id3" draw:start-glue-point="6" draw:end-shape="id7" draw:end-glue-point="10" svg:d="M13707 6499l-2510-89" svg:viewBox="0 0 2511 90">
          <text:p/>
        </draw:connector>
        <draw:connector draw:style-name="gr8" draw:text-style-name="P4" draw:layer="layout" draw:type="line" svg:x1="13.991cm" svg:y1="10.549cm" svg:x2="10.803cm" svg:y2="7.361cm" draw:start-shape="id4" draw:start-glue-point="5" draw:end-shape="id7" draw:end-glue-point="9" svg:d="M13991 10549l-3188-3188" svg:viewBox="0 0 3189 3189">
          <text:p/>
        </draw:connector>
        <draw:connector draw:style-name="gr8" draw:text-style-name="P4" draw:layer="layout" draw:type="line" svg:x1="9.941cm" svg:y1="11.52cm" svg:x2="9.852cm" svg:y2="7.755cm" draw:start-shape="id2" draw:start-glue-point="4" draw:end-shape="id7" draw:end-glue-point="8" svg:d="M9941 11520l-89-3765" svg:viewBox="0 0 90 3766">
          <text:p/>
        </draw:connector>
        <draw:frame draw:style-name="gr6" draw:text-style-name="P5" draw:layer="layout" svg:width="1.614cm" svg:height="1.3cm" svg:x="11.376cm" svg:y="8.61cm">
          <draw:text-box>
            <text:p><text:span text:style-name="T2">R</text:span></text:p>
          </draw:text-box>
        </draw:frame>
        <draw:frame draw:style-name="gr6" draw:text-style-name="P5" draw:layer="layout" svg:width="1.614cm" svg:height="1.3cm" svg:x="13.986cm" svg:y="7.893cm">
          <draw:text-box>
            <text:p><text:span text:style-name="T2">D</text:span></text:p>
          </draw:text-box>
        </draw:frame>
        <draw:frame draw:style-name="gr6" draw:text-style-name="P5" draw:layer="layout" svg:width="1.614cm" svg:height="1.3cm" svg:x="6.714cm" svg:y="11.3cm">
          <draw:text-box>
            <text:p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08:57:28.647492054</meta:creation-date>
    <dc:date>2018-03-11T11:28:50.965120953</dc:date>
    <meta:editing-duration>PT6M18S</meta:editing-duration>
    <meta:editing-cycles>3</meta:editing-cycles>
    <meta:generator>LibreOffice/5.4.5.1$Linux_X86_64 LibreOffice_project/40$Build-1</meta:generator>
    <meta:document-statistic meta:object-count="26"/>
  </office:meta>
</office:document-meta>
</file>